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Z003" svg:font-family="Z003" style:font-pitch="variable"/>
  </office:font-face-decls>
  <office:automatic-styles>
    <style:style style:name="P1" style:family="paragraph" style:parent-style-name="Standard">
      <style:text-properties style:text-underline-style="solid" style:text-underline-width="auto" style:text-underline-color="font-color" officeooo:rsid="001d1707" officeooo:paragraph-rsid="001d1707"/>
    </style:style>
    <style:style style:name="P2" style:family="paragraph" style:parent-style-name="Standard">
      <style:text-properties style:text-underline-style="solid" style:text-underline-width="auto" style:text-underline-color="font-color" officeooo:rsid="001d1d26" officeooo:paragraph-rsid="001d1d26"/>
    </style:style>
    <style:style style:name="P3" style:family="paragraph" style:parent-style-name="Standard">
      <style:text-properties style:text-underline-style="none" officeooo:rsid="001d1707" officeooo:paragraph-rsid="001d1707"/>
    </style:style>
    <style:style style:name="P4" style:family="paragraph" style:parent-style-name="Standard">
      <style:text-properties style:text-underline-style="none" officeooo:rsid="001d1d26" officeooo:paragraph-rsid="001d1d26"/>
    </style:style>
    <style:style style:name="P5" style:family="paragraph" style:parent-style-name="Standard">
      <style:text-properties style:text-underline-style="none" officeooo:rsid="001edd78" officeooo:paragraph-rsid="001edd78"/>
    </style:style>
    <style:style style:name="P6" style:family="paragraph" style:parent-style-name="Standard">
      <style:text-properties style:text-underline-style="none" officeooo:rsid="00207566" officeooo:paragraph-rsid="00207566"/>
    </style:style>
    <style:style style:name="T1" style:family="text">
      <style:text-properties style:font-name="Z003"/>
    </style:style>
    <style:style style:name="T2" style:family="text">
      <style:text-properties style:font-name="Liberation Serif"/>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
      <text:p text:style-name="P3">Que concluez-vous ? </text:p>
      <text:p text:style-name="P3">On peut en conclure que la transaction a bien fonctionner et que tout les instructions on bien était exécuter.</text:p>
      <text:p text:style-name="P3"/>
      <text:p text:style-name="P3">Les données sont-elles modifiables par d'autres utilisateurs (ouvrez une nouvelle fenêtre de requête pour interroger le fournisseur 120 par une instruction <text:span text:style-name="Source_20_Text">SELECT</text:span>) ? </text:p>
      <text:p text:style-name="P3">Mais pour les autres utilisateurs rien n’a été modifier, c’est encore ancien version.</text:p>
      <text:p text:style-name="P3"/>
      <text:p text:style-name="P3">La transaction est-elle terminée ? </text:p>
      <text:p text:style-name="P3">La transaction n’est pas terminée car les modification sont pas active pour tout les monde donc la modification n’est que lors de exécution de la transaction mais elle n’est pas envoyer sur la table.</text:p>
      <text:p text:style-name="P3"/>
      <text:p text:style-name="P3">Comment rendre la modification permanente ? </text:p>
      <text:p text:style-name="P4">On peut la rendre permanente en ajoutent le mot commit en fin instruction.</text:p>
      <text:p text:style-name="P4"/>
      <text:p text:style-name="P4">Comment annuler la transaction ? </text:p>
      <text:p text:style-name="P4">On peut annuler la transaction en ajoutent le mot rollback en fin instruction.</text:p>
      <text:p text:style-name="P4"/>
      <text:p text:style-name="P2">Exercice 2 :</text:p>
      <text:p text:style-name="P2"/>
      <text:p text:style-name="P4">Pourquoi ? </text:p>
      <text:p text:style-name="P5">Car la transaction n’est pas terminée donc les information n’est pas envoyer sur les tables correspondant donc les autres utilisateurs peut avoir accès au information modifier.</text:p>
      <text:p text:style-name="P5"/>
      <text:p text:style-name="P5">Interrogez le fournisseur 120. Que constatez-vous ? Expliquez. </text:p>
      <text:p text:style-name="P6">La transaction est terminée et la table fournis a été modifier donc tout le monde peut avoir accès au donnée modifier.</text:p>
      <text:p text:style-name="P6">Instruction <text:span text:style-name="T1">lock table nom_table write; <text:s/></text:span><text:span text:style-name="T2">permet d’écrit sur la table les donnée modifier pour le rendre permane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Z003" svg:font-family="Z003"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0:06:08.365042010</meta:creation-date>
    <dc:date>2023-09-05T10:54:42.669734054</dc:date>
    <meta:editing-duration>PT5M53S</meta:editing-duration>
    <meta:editing-cycles>1</meta:editing-cycles>
    <meta:document-statistic meta:table-count="0" meta:image-count="0" meta:object-count="0" meta:page-count="1" meta:paragraph-count="17" meta:word-count="214" meta:character-count="1351" meta:non-whitespace-character-count="1146"/>
    <meta:generator>LibreOffice/7.3.7.2$Linux_X86_64 LibreOffice_project/30$Build-2</meta:generator>
  </office:meta>
</office:document-meta>
</file>